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809" officeooo:paragraph-rsid="000898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d</text:p>
      <text:p text:style-name="P1">BY ALEX ON FEBRUARY 11TH, 2015 | LAST MODIFIED BY ALEX ON OCTOBER 15TH, 2015</text:p>
      <text:p text:style-name="P1">Void is the easiest of the data types to explain. Basically, it means “no type”!</text:p>
      <text:p text:style-name="P1"/>
      <text:p text:style-name="P1">Void is typically used in several different contexts:</text:p>
      <text:p text:style-name="P1"/>
      <text:p text:style-name="P1">1) As a way to indicate that a function does not return a value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void writeValue(int x) // void here means no return value</text:p>
      <text:p text:style-name="P1">{</text:p>
      <text:p text:style-name="P1"><text:s text:c="4"/>std::cout &lt;&lt; "The value of x is: " &lt;&lt; x &lt;&lt; std::endl;</text:p>
      <text:p text:style-name="P1"><text:s text:c="4"/>// no return statement, because the return type is void</text:p>
      <text:p text:style-name="P1">}</text:p>
      <text:p text:style-name="P1">2) As a way to indicate that a function does not take any parameters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int getValue(void) // void here means no parameters</text:p>
      <text:p text:style-name="P1">{</text:p>
      <text:p text:style-name="P1"><text:s text:c="4"/>int x;</text:p>
      <text:p text:style-name="P1"><text:s text:c="4"/>std::cin &gt;&gt; x;</text:p>
      <text:p text:style-name="P1"><text:s text:c="4"/>return x;</text:p>
      <text:p text:style-name="P1">}</text:p>
      <text:p text:style-name="P1">The explicit use of keyword void to mean “no parameters” is a holdover from C, and is not required in C++. The following code is equivalent, and preferred in C++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int getValue() // empty function parameters is an implicit void</text:p>
      <text:p text:style-name="P1">{</text:p>
      <text:p text:style-name="P1"><text:s text:c="4"/>int x;</text:p>
      <text:p text:style-name="P1"><text:s text:c="4"/>std::cin &gt;&gt; x;</text:p>
      <text:p text:style-name="P1"><text:s text:c="4"/>return x;</text:p>
      <text:p text:style-name="P1">}</text:p>
      <text:p text:style-name="P1">Because void means no type, note that you can not declare variables of type void:</text:p>
      <text:p text:style-name="P1"/>
      <text:p text:style-name="P1">1</text:p>
      <text:p text:style-name="P1">void myVariable; // compiler error!</text:p>
      <text:p text:style-name="P1"><text:soft-page-break/>For future reference, the void keyword has a third (more advanced) use in C++ that we cover in section 6.13 -- Void pointers. Since we haven’t covered what a pointer is yet, you don’t need to worry about this case for now. 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3:12:31.538724492</meta:creation-date>
    <dc:date>2016-03-13T23:13:14.594458194</dc:date>
    <meta:editing-duration>P0D</meta:editing-duration>
    <meta:editing-cycles>1</meta:editing-cycles>
    <meta:document-statistic meta:table-count="0" meta:image-count="0" meta:object-count="0" meta:page-count="2" meta:paragraph-count="45" meta:word-count="248" meta:character-count="1241" meta:non-whitespace-character-count="1006"/>
    <meta:generator>LibreOffice/4.2.8.2$Linux_X86_64 LibreOffice_project/420m0$Build-2</meta:generator>
  </office:meta>
</office:document-meta>
</file>